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padding="0.074cm" fo:border-left="none" fo:border-right="none" fo:border-top="none" fo:border-bottom="0.035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łąd wyświetlania tekstu zakładki "Seniorzy" w dziale "Życie Parafii".</text:p>
      <text:p text:style-name="Table_20_Contents"/>
      <text:p text:style-name="Table_20_Contents">Priorytet: Średni, typ: funkcjonalny</text:p>
      <text:p text:style-name="Table_20_Contents"/>
      <text:p text:style-name="Table_20_Contents">Współczynnik reprodukcji: 100%</text:p>
      <text:p text:style-name="Table_20_Contents"/>
      <text:p text:style-name="Table_20_Contents">W zakładce "Seniorzy" brak tekstu.</text:p>
      <text:p text:style-name="Table_20_Contents"/>
      <text:p text:style-name="Table_20_Contents">Kroki reprodukcji:</text:p>
      <text:p text:style-name="Table_20_Contents">1. Wejście na stronę</text:p>
      <text:p text:style-name="Table_20_Contents">2. Wejście w zakładkę "Seniorzy" w dziale "Życie Parafii"</text:p>
      <text:p text:style-name="Table_20_Contents"/>
      <text:p text:style-name="Table_20_Contents">Oczekiwany rezultat:</text:p>
      <text:p text:style-name="Table_20_Contents">Widocznośc tekstu/informacji/grafik</text:p>
      <text:p text:style-name="Table_20_Contents"/>
      <text:p text:style-name="Table_20_Contents">Aktualny rezultat:</text:p>
      <text:p text:style-name="Table_20_Contents">Brak widocznych informacji.tekstu/grafik</text:p>
      <text:p text:style-name="P2"/>
      <text:p text:style-name="Table_20_Contents"/>
      <text:p text:style-name="P1">Błąd wyświetlania grafiki w zakładce "Małżonkowie" w dziale "Życie Parafii"</text:p>
      <text:p text:style-name="Table_20_Contents"/>
      <text:p text:style-name="Table_20_Contents">Priorytet: Średni, typ: funkcjonalny</text:p>
      <text:p text:style-name="Table_20_Contents"/>
      <text:p text:style-name="Table_20_Contents">Współczynnik reprodukcji: 100%</text:p>
      <text:p text:style-name="Table_20_Contents"/>
      <text:p text:style-name="Table_20_Contents">W zakładce "Małżonkowie", na podstronie pod hiperłączem "Modlitwa w intencji rodzin" znajduje się wstawiona grafika, która się nie wyświetla i po wejściu w nią nie wyświetla się.</text:p>
      <text:p text:style-name="Table_20_Contents"/>
      <text:p text:style-name="Table_20_Contents">Kroki reprodukcji:</text:p>
      <text:p text:style-name="Table_20_Contents">1. Wejście na stronę</text:p>
      <text:p text:style-name="Table_20_Contents">2. Wejście w zakładkę "Małżonkowie" w dziale "Życie Parafii"</text:p>
      <text:p text:style-name="Table_20_Contents">3. Sprawdzenie widoczności tekstu i grafiki</text:p>
      <text:p text:style-name="Table_20_Contents">4. Wejście w link na podstronie</text:p>
      <text:p text:style-name="Table_20_Contents">5. Kliknięcie w grafikę celem jej powiększenia</text:p>
      <text:p text:style-name="Table_20_Contents">6. Sprawdzenie widoczności tekstu i grafiki</text:p>
      <text:p text:style-name="Table_20_Contents"/>
      <text:p text:style-name="Table_20_Contents">Oczekiwany rezultat:</text:p>
      <text:p text:style-name="Table_20_Contents">Widoczny tekst i grafiki, grafika poprawnie otwierająca się na wszystkich podstronach zakładki</text:p>
      <text:p text:style-name="Table_20_Contents"/>
      <text:p text:style-name="Table_20_Contents">Aktualny rezultat:</text:p>
      <text:p text:style-name="Table_20_Contents">Widoczny tekst, grafika niewidoczna na podstronie pod linkiem "Modlitwa w intencji rodzin", nie otwierająca się (błąd wyświetlania grafiki)</text:p>
      <text:p text:style-name="P2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13S</meta:editing-duration>
    <meta:editing-cycles>5</meta:editing-cycles>
    <meta:generator>OpenOffice/4.1.7$Win32 OpenOffice.org_project/417m1$Build-9800</meta:generator>
    <dc:date>2020-07-31T23:49:33.55</dc:date>
    <dc:creator>Rafał Korzeniec</dc:creator>
    <meta:document-statistic meta:table-count="0" meta:image-count="0" meta:object-count="0" meta:page-count="1" meta:paragraph-count="26" meta:word-count="163" meta:character-count="1229"/>
    <meta:user-defined meta:name="Info 1"/>
    <meta:user-defined meta:name="Info 2"/>
    <meta:user-defined meta:name="Info 3"/>
    <meta:user-defined meta:name="Info 4"/>
  </office:meta>
</office:document-meta>
</file>